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884" officeooo:paragraph-rsid="0009d884"/>
    </style:style>
    <style:style style:name="P2" style:family="paragraph" style:parent-style-name="Standard">
      <style:text-properties officeooo:rsid="000a6144" officeooo:paragraph-rsid="000a6144"/>
    </style:style>
    <style:style style:name="P3" style:family="paragraph" style:parent-style-name="Standard">
      <style:text-properties officeooo:rsid="000c2e34" officeooo:paragraph-rsid="000c2e34"/>
    </style:style>
    <style:style style:name="P4" style:family="paragraph" style:parent-style-name="Standard">
      <style:text-properties officeooo:rsid="000e1ef8" officeooo:paragraph-rsid="000e1ef8"/>
    </style:style>
    <style:style style:name="P5" style:family="paragraph" style:parent-style-name="Standard">
      <style:text-properties officeooo:rsid="0012f21f" officeooo:paragraph-rsid="0012f21f"/>
    </style:style>
    <style:style style:name="P6" style:family="paragraph" style:parent-style-name="Standard">
      <style:text-properties officeooo:rsid="00172295" officeooo:paragraph-rsid="00172295"/>
    </style:style>
    <style:style style:name="P7" style:family="paragraph" style:parent-style-name="Standard">
      <style:text-properties officeooo:rsid="0017b652" officeooo:paragraph-rsid="0017b652"/>
    </style:style>
    <style:style style:name="P8" style:family="paragraph" style:parent-style-name="Standard">
      <style:text-properties officeooo:rsid="001a4719" officeooo:paragraph-rsid="001a4719"/>
    </style:style>
    <style:style style:name="P9" style:family="paragraph" style:parent-style-name="Standard">
      <style:text-properties officeooo:rsid="001b2c68" officeooo:paragraph-rsid="001b2c68"/>
    </style:style>
    <style:style style:name="P10" style:family="paragraph" style:parent-style-name="Standard">
      <style:text-properties officeooo:rsid="001c9419" officeooo:paragraph-rsid="001c9419"/>
    </style:style>
    <style:style style:name="P11" style:family="paragraph" style:parent-style-name="Standard">
      <style:text-properties officeooo:rsid="001d4ba8" officeooo:paragraph-rsid="001d4ba8"/>
    </style:style>
    <style:style style:name="P12" style:family="paragraph" style:parent-style-name="Standard">
      <style:text-properties officeooo:rsid="001efc71" officeooo:paragraph-rsid="001efc71"/>
    </style:style>
    <style:style style:name="T1" style:family="text">
      <style:text-properties officeooo:rsid="0014a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-</text:p>
      <text:p text:style-name="P1">for $zona in /zonas/zona/cod_zona</text:p>
      <text:p text:style-name="P1">for $count in /productos/count(produc[./cod_zona=$zona])</text:p>
      <text:p text:style-name="P1">return concat('Zona: ' ,$zona,' Productes: ',$count)</text:p>
      <text:p text:style-name="P1"/>
      <text:p text:style-name="P1"/>
      <text:p text:style-name="P1">2--</text:p>
      <text:p text:style-name="P1"/>
      <text:p text:style-name="P2">for $zona in /zonas/zona/cod_zona</text:p>
      <text:p text:style-name="P2"><text:span text:style-name="T1">(:</text:span>let $primeraLinea := concat('&lt;zona',$zona,'&gt;')</text:p>
      <text:p text:style-name="P2">let $ultimaLinea := concat('&lt;/zona',$zona,'&gt;'):<text:span text:style-name="T1">)</text:span></text:p>
      <text:p text:style-name="P2">let $denominacion := /productos/produc/denominacion[../cod_zona=$zona]</text:p>
      <text:p text:style-name="P2">return if($zona = 10)then</text:p>
      <text:p text:style-name="P2"><text:tab/>&lt;zona10&gt; {$denominacion} &lt;/zona10&gt;</text:p>
      <text:p text:style-name="P2">else(if($zona = 20)then</text:p>
      <text:p text:style-name="P2"><text:tab/>&lt;zona20&gt; {$denominacion} &lt;/zona20&gt;</text:p>
      <text:p text:style-name="P2">else(if($zona = 30)then</text:p>
      <text:p text:style-name="P2"><text:tab/>&lt;zona30&gt; {$denominacion} &lt;/zona30&gt;</text:p>
      <text:p text:style-name="P2">else(if($zona = 40)then</text:p>
      <text:p text:style-name="P2"><text:tab/>&lt;zona40&gt; {$denominacion} &lt;/zona40&gt;</text:p>
      <text:p text:style-name="P2">else())))</text:p>
      <text:p text:style-name="P2"/>
      <text:p text:style-name="P2">3--</text:p>
      <text:p text:style-name="P2"/>
      <text:p text:style-name="P3">for $zona in /zonas/zona/cod_zona</text:p>
      <text:p text:style-name="P3">let $precioMax := /productos/max(./produc/precio[../cod_zona=$zona])</text:p>
      <text:p text:style-name="P3">let $denominacion := /productos/produc[./precio=$precioMax]/denominacion</text:p>
      <text:p text:style-name="P3">let $nodoPrecio := /productos/produc[./precio=$precioMax]/precio</text:p>
      <text:p text:style-name="P3">return ($zona, $denominacion, $nodoPrecio)</text:p>
      <text:p text:style-name="P3"/>
      <text:p text:style-name="P3">4--</text:p>
      <text:p text:style-name="P3"/>
      <text:p text:style-name="P4">for $productos in /productos/produc/denominacion</text:p>
      <text:p text:style-name="P4"/>
      <text:p text:style-name="P4">return if($productos[contains(.,'Placa')])then</text:p>
      <text:p text:style-name="P4"><text:tab/>&lt;placa&gt;{$productos}&lt;/placa&gt;</text:p>
      <text:p text:style-name="P4">else(if($productos[contains(.,'Memoria')])then</text:p>
      <text:p text:style-name="P4"><text:tab/>&lt;Memoria&gt;{$productos}&lt;/Memoria&gt;</text:p>
      <text:p text:style-name="P4">else(if($productos[contains(.,'Micro')])then</text:p>
      <text:p text:style-name="P4"><text:tab/>&lt;Micro&gt;{$productos}&lt;/Micro&gt;</text:p>
      <text:p text:style-name="P4">else(if($productos)then</text:p>
      <text:p text:style-name="P4"><text:tab/>&lt;Altres&gt;{$productos}&lt;/Altres&gt;</text:p>
      <text:p text:style-name="P4">else())))</text:p>
      <text:p text:style-name="P4"/>
      <text:p text:style-name="P4">5--</text:p>
      <text:p text:style-name="P4"/>
      <text:p text:style-name="P6"><text:bookmark-start text:name="__DdeLink__266_2047878887"/>for $nombre in /zonas/zona<text:bookmark-end text:name="__DdeLink__266_2047878887"/></text:p>
      <text:p text:style-name="P6">for $deno <text:s/>in /productos/produc[cod_zona=$nombre/cod_zona]/denominacion</text:p>
      <text:p text:style-name="P6">for $price in /productos/produc[cod_zona=$nombre/cod_zona]/precio</text:p>
      <text:p text:style-name="P6">order by $nombre/nombre</text:p>
      <text:p text:style-name="P6">return ($deno,$price,$nombre/nombre)</text:p>
      <text:p text:style-name="P3"/>
      <text:p text:style-name="P5"><text:soft-page-break/>6--</text:p>
      <text:p text:style-name="P5"/>
      <text:p text:style-name="P7">for $nombre in /zonas/zona</text:p>
      <text:p text:style-name="P7">for $nomZona in $nombre/nombre</text:p>
      <text:p text:style-name="P7">for $producSum in count(/productos/produc[cod_zona=$nombre/cod_zona])</text:p>
      <text:p text:style-name="P7">let $stockMin := /productos/min(./produc/stock_actual[../cod_zona=$nombre/cod_zona])</text:p>
      <text:p text:style-name="P7">let $minDenominacion := /productos/produc[./cod_zona=$nombre/cod_zona][./stock_actual=$stockMin]/denominacion</text:p>
      <text:p text:style-name="P7">order by $nombre/nombre</text:p>
      <text:p text:style-name="P7">return concat('Zona: ',$nomZona,' Productes: ',$producSum,' Minim Stock: ', $minDenominacion)</text:p>
      <text:p text:style-name="P7"/>
      <text:p text:style-name="P7">7--</text:p>
      <text:p text:style-name="P12">for $prod in /productos/produc[stock_actual&gt;20]</text:p>
      <text:p text:style-name="P12">let $deno:= $prod/denominacion</text:p>
      <text:p text:style-name="P12">let $cod:= $prod/cod_zona</text:p>
      <text:p text:style-name="P12">for $zona in /zonas/zona[codi_zona=$cod]</text:p>
      <text:p text:style-name="P12">let $nom_zona:= $zona/nombre</text:p>
      <text:p text:style-name="P12">let $nom_dire:= $zona/director</text:p>
      <text:p text:style-name="P12">return ($deno,$cod,$nom_zona,$nom_dire)</text:p>
      <text:p text:style-name="P7"/>
      <text:p text:style-name="P8">8--</text:p>
      <text:p text:style-name="P8"><text:bookmark-start text:name="__DdeLink__134_1684271922"/>update insert &lt;zona&gt;&lt;cod_zona&gt;50&lt;/cod_zona&gt;</text:p>
      <text:p text:style-name="P8">&lt;nombre&gt;Madrid-Oeste&lt;/nombre&gt;</text:p>
      <text:p text:style-name="P8">&lt;director&gt;Alicia Ramos&lt;/director&gt;</text:p>
      <text:p text:style-name="P8">&lt;/zona&gt;</text:p>
      <text:p text:style-name="P8">into /zonas<text:bookmark-end text:name="__DdeLink__134_1684271922"/></text:p>
      <text:p text:style-name="P8"/>
      <text:p text:style-name="P8">9--</text:p>
      <text:p text:style-name="P8">update replace</text:p>
      <text:p text:style-name="P8">/zonas/zona[cod_zona='50']/director</text:p>
      <text:p text:style-name="P8">with &lt;directora&gt;Pilar Martín&lt;/directora&gt;</text:p>
      <text:p text:style-name="P8"/>
      <text:p text:style-name="P9">10--</text:p>
      <text:p text:style-name="P9"/>
      <text:p text:style-name="P10">for $stock in /productos/produc[cod_zona=10]</text:p>
      <text:p text:style-name="P10">let $cantidad:= $stock/stock_minimo</text:p>
      <text:p text:style-name="P10">return update value $stock/stock_minimo with $cantidad+2</text:p>
      <text:p text:style-name="P10"/>
      <text:p text:style-name="P10">11--</text:p>
      <text:p text:style-name="P10">for $produ in /productos/produc</text:p>
      <text:p text:style-name="P10">let $deno:= $produ/denominacion</text:p>
      <text:p text:style-name="P10">return update value $deno with upper-case($deno)</text:p>
      <text:p text:style-name="P10"/>
      <text:p text:style-name="P10">12--</text:p>
      <text:p text:style-name="P10">update delete /zonas/zona[cod_zona=50]</text:p>
      <text:p text:style-name="P10"/>
      <text:p text:style-name="P10">13--</text:p>
      <text:p text:style-name="P11">update rename /zonas/zona/cod_zona as 'codi_zona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0:18:31.370065719</meta:creation-date>
    <dc:date>2018-04-03T16:46:08.157717400</dc:date>
    <meta:editing-duration>PT1H28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79" meta:word-count="223" meta:character-count="2677" meta:non-whitespace-character-count="2524"/>
  </office:meta>
</office:document-meta>
</file>